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objectwithoutfill">
      <style:graphic-properties draw:fill="solid" draw:fill-color="#ffffff" draw:textarea-horizontal-align="center" draw:textarea-vertical-align="middle"/>
    </style:style>
    <style:style style:name="gr6" style:family="graphic" style:parent-style-name="standard">
      <style:graphic-properties draw:stroke="dash" draw:stroke-dash="Fine_20_Dashed_20__28_var_29_" svg:stroke-width="0.05cm" draw:marker-start="Arrow" draw:marker-start-width="0.18cm" draw:marker-end="" draw:marker-end-width="0.18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Fine_20_Dashed_20__28_var_29_" svg:stroke-width="0.05cm" draw:marker-start-width="0.18cm" draw:marker-end="Arrow" draw:marker-end-width="0.18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dash" draw:stroke-dash="Fine_20_Dashed_20__28_var_29_" svg:stroke-width="0.05cm" draw:marker-start="" draw:marker-start-width="0.18cm" draw:marker-end="Arrow" draw:marker-end-width="0.18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stroke="dash" draw:stroke-dash="Fine_20_Dashed_20__28_var_29_" svg:stroke-width="0.05cm" draw:marker-start="Arrow" draw:marker-start-width="0.18cm" draw:marker-end-width="0.275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Fine_20_Dashed_20__28_var_29_" svg:stroke-width="0.05cm" draw:marker-start-width="0.18cm" draw:marker-end-width="0.18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0cm" fo:min-width="1.2cm" fo:padding-left="0.05cm" fo:padding-right="0.05cm"/>
    </style:style>
    <style:style style:name="gr13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0cm" fo:min-width="1.2cm"/>
    </style:style>
    <style:style style:name="gr14" style:family="graphic" style:parent-style-name="standard">
      <style:graphic-properties svg:stroke-width="0.1cm" draw:marker-start-width="0.35cm" draw:marker-end="Rounded_20_short_20_Arrow" draw:marker-end-width="0.2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9pt" style:font-size-complex="9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cm" svg:height="2.8cm" svg:x="2cm" svg:y="1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8cm" svg:height="4.4cm" svg:x="4.8cm" svg:y="0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5" draw:layer="layout" svg:width="1.3cm" svg:height="1cm" svg:x="2.2cm" svg:y="0.4cm">
          <text:p text:style-name="P2">Nadajnik</text:p>
          <draw:enhanced-geometry svg:viewBox="0 0 21600 21600" draw:type="rectangle" draw:enhanced-path="M 0 0 L 21600 0 21600 21600 0 21600 0 0 Z N"/>
        </draw:custom-shape>
        <draw:custom-shape draw:style-name="gr2" draw:text-style-name="P2" draw:id="id1" draw:layer="layout" svg:width="1.3cm" svg:height="0.8cm" svg:x="2.2cm" svg:y="2.8cm">
          <text:p text:style-name="P2">Detektor</text:p>
          <draw:enhanced-geometry svg:viewBox="0 0 21600 21600" draw:type="rectangle" draw:enhanced-path="M 0 0 L 21600 0 21600 21600 0 21600 0 0 Z N"/>
        </draw:custom-shape>
        <draw:g draw:id="id4">
          <draw:line draw:style-name="gr3" draw:text-style-name="P1" draw:layer="layout" svg:x1="7.5cm" svg:y1="0.7cm" svg:x2="7.5cm" svg:y2="3.3cm">
            <text:p/>
          </draw:line>
          <draw:line draw:style-name="gr4" draw:text-style-name="P1" draw:layer="layout" svg:x1="7.5cm" svg:y1="0.7cm" svg:x2="7.7cm" svg:y2="0.9cm">
            <text:p/>
          </draw:line>
          <draw:line draw:style-name="gr4" draw:text-style-name="P1" draw:layer="layout" svg:x1="7.5cm" svg:y1="0.9cm" svg:x2="7.7cm" svg:y2="1.1cm">
            <text:p/>
          </draw:line>
          <draw:line draw:style-name="gr4" draw:text-style-name="P1" draw:layer="layout" svg:x1="7.5cm" svg:y1="1.1cm" svg:x2="7.7cm" svg:y2="1.3cm">
            <text:p/>
          </draw:line>
          <draw:line draw:style-name="gr4" draw:text-style-name="P1" draw:layer="layout" svg:x1="7.5cm" svg:y1="1.3cm" svg:x2="7.7cm" svg:y2="1.5cm">
            <text:p/>
          </draw:line>
          <draw:line draw:style-name="gr4" draw:text-style-name="P1" draw:layer="layout" svg:x1="7.5cm" svg:y1="1.5cm" svg:x2="7.7cm" svg:y2="1.7cm">
            <text:p/>
          </draw:line>
          <draw:line draw:style-name="gr4" draw:text-style-name="P1" draw:layer="layout" svg:x1="7.5cm" svg:y1="1.7cm" svg:x2="7.7cm" svg:y2="1.9cm">
            <text:p/>
          </draw:line>
          <draw:line draw:style-name="gr4" draw:text-style-name="P1" draw:layer="layout" svg:x1="7.5cm" svg:y1="1.9cm" svg:x2="7.7cm" svg:y2="2.1cm">
            <text:p/>
          </draw:line>
          <draw:line draw:style-name="gr4" draw:text-style-name="P1" draw:layer="layout" svg:x1="7.5cm" svg:y1="2.1cm" svg:x2="7.7cm" svg:y2="2.3cm">
            <text:p/>
          </draw:line>
          <draw:line draw:style-name="gr4" draw:text-style-name="P1" draw:layer="layout" svg:x1="7.5cm" svg:y1="2.3cm" svg:x2="7.7cm" svg:y2="2.5cm">
            <text:p/>
          </draw:line>
          <draw:line draw:style-name="gr4" draw:text-style-name="P1" draw:layer="layout" svg:x1="7.5cm" svg:y1="2.5cm" svg:x2="7.7cm" svg:y2="2.7cm">
            <text:p/>
          </draw:line>
          <draw:line draw:style-name="gr4" draw:text-style-name="P1" draw:layer="layout" svg:x1="7.5cm" svg:y1="2.7cm" svg:x2="7.7cm" svg:y2="2.9cm">
            <text:p/>
          </draw:line>
          <draw:line draw:style-name="gr4" draw:text-style-name="P1" draw:layer="layout" svg:x1="7.5cm" svg:y1="2.9cm" svg:x2="7.7cm" svg:y2="3.1cm">
            <text:p/>
          </draw:line>
          <draw:line draw:style-name="gr4" draw:text-style-name="P1" draw:layer="layout" svg:x1="7.5cm" svg:y1="3.1cm" svg:x2="7.7cm" svg:y2="3.3cm">
            <text:p/>
          </draw:line>
          <draw:line draw:style-name="gr4" draw:text-style-name="P1" draw:layer="layout" svg:x1="7.5cm" svg:y1="3.3cm" svg:x2="7.7cm" svg:y2="3.5cm">
            <text:p/>
          </draw:line>
        </draw:g>
        <draw:path draw:style-name="gr5" draw:text-style-name="P1" draw:id="id3" draw:layer="layout" svg:width="0.999cm" svg:height="0.105cm" draw:transform="rotate (1.5707963267946) translate (6cm 1.4cm)" svg:viewBox="0 0 1000 106" svg:d="m0 12000c800 0 1000 0 1000 0v0c0 141-1000 141-1000 0z">
          <text:p/>
        </draw:path>
        <draw:polygon draw:style-name="gr5" draw:text-style-name="P1" draw:id="id2" draw:layer="layout" svg:width="0.105cm" svg:height="0.999cm" svg:x="6cm" svg:y="2.7cm" svg:viewBox="0 0 106 1000" draw:points="0,1000 0,0 0,0 7,1 13,3 19,6 25,11 36,25 46,43 56,66 64,92 79,156 91,232 99,316 106,500 99,684 91,768 79,844 64,908 56,934 46,957 36,975 25,989 19,994 13,997 7,999">
          <text:p/>
        </draw:polygon>
        <draw:connector draw:style-name="gr6" draw:text-style-name="P1" draw:layer="layout" svg:x1="3.5cm" svg:y1="3.2cm" svg:x2="6cm" svg:y2="3.2cm" draw:start-shape="id1" draw:start-glue-point="1" draw:end-shape="id2" draw:end-glue-point="3" svg:d="m3500 3200h2500">
          <text:p/>
        </draw:connector>
        <draw:connector draw:style-name="gr7" draw:text-style-name="P1" draw:layer="layout" draw:type="line" svg:x1="6.106cm" svg:y1="0.9cm" svg:x2="7.5cm" svg:y2="2.1cm" draw:start-shape="id3" draw:start-glue-point="1" draw:end-shape="id4" draw:end-glue-point="3" svg:d="m6106 900 1394 1200">
          <text:p/>
        </draw:connector>
        <draw:connector draw:style-name="gr8" draw:text-style-name="P1" draw:layer="layout" draw:type="line" svg:x1="7.5cm" svg:y1="2.1cm" svg:x2="6.106cm" svg:y2="3.2cm" draw:start-shape="id4" draw:start-glue-point="3" draw:end-shape="id2" draw:end-glue-point="1" svg:d="m7500 2100-1394 1100">
          <text:p/>
        </draw:connector>
        <draw:custom-shape draw:style-name="gr9" draw:text-style-name="P1" draw:layer="layout" svg:width="0.6cm" svg:height="0.1cm" draw:transform="rotate (0.7853981633973) translate (5.105cm 2.529cm)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3.5cm" svg:y1="0.9cm" svg:x2="6cm" svg:y2="0.9cm" draw:start-shape="id5" draw:start-glue-point="1" draw:end-shape="id3" draw:end-glue-point="3" svg:d="m3500 900h2500">
          <text:p/>
        </draw:connector>
        <draw:line draw:style-name="gr10" draw:text-style-name="P1" draw:layer="layout" svg:x1="3.5cm" svg:y1="2.3cm" svg:x2="5.3cm" svg:y2="2.3cm">
          <text:p/>
        </draw:line>
        <draw:line draw:style-name="gr11" draw:text-style-name="P1" draw:layer="layout" svg:x1="5.3cm" svg:y1="2.3cm" svg:x2="5.3cm" svg:y2="0.9cm">
          <text:p/>
        </draw:line>
        <draw:custom-shape draw:style-name="gr9" draw:text-style-name="P1" draw:layer="layout" svg:width="0.6cm" svg:height="0.1cm" draw:transform="rotate (-0.785398163398487) translate (5.176cm 0.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0.9cm" svg:x="0.1cm" svg:y="2.4cm">
          <text:p text:style-name="P2">Procesor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.5cm" svg:y1="2.6cm" svg:x2="2.2cm" svg:y2="2.6cm">
          <text:p/>
        </draw:line>
        <draw:line draw:style-name="gr10" draw:text-style-name="P1" draw:layer="layout" svg:x1="1.5cm" svg:y1="3.1cm" svg:x2="2.2cm" svg:y2="3.1cm">
          <text:p/>
        </draw:line>
        <draw:custom-shape draw:style-name="gr2" draw:text-style-name="P2" draw:layer="layout" svg:width="1.3cm" svg:height="0.8cm" svg:x="2.2cm" svg:y="1.9cm">
          <text:p text:style-name="P2">Detektor</text:p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1.7cm" svg:height="0.887cm" svg:x="2cm" svg:y="3.6cm">
          <draw:text-box>
            <text:p text:style-name="P1"><text:span text:style-name="T1">Układ</text:span></text:p>
            <text:p text:style-name="P1"><text:span text:style-name="T1">odbiorczy</text:span></text:p>
          </draw:text-box>
        </draw:frame>
        <draw:frame draw:style-name="gr13" draw:text-style-name="P3" draw:layer="layout" svg:width="1.8cm" svg:height="0.887cm" svg:x="4.8cm" svg:y="3.601cm">
          <draw:text-box>
            <text:p text:style-name="P1"><text:span text:style-name="T1">Układ</text:span></text:p>
            <text:p text:style-name="P1"><text:span text:style-name="T1">optyczny</text:span></text:p>
          </draw:text-box>
        </draw:frame>
        <draw:frame draw:style-name="gr12" draw:text-style-name="P3" draw:layer="layout" svg:width="1.8cm" svg:height="0.569cm" svg:x="6.8cm" svg:y="3.802cm">
          <draw:text-box>
            <text:p text:style-name="P1"><text:span text:style-name="T1">Przeszkoda</text:span></text:p>
          </draw:text-box>
        </draw:frame>
        <draw:line draw:style-name="gr14" draw:text-style-name="P1" draw:layer="layout" svg:x1="0.8cm" svg:y1="3.3cm" svg:x2="0.8cm" svg:y2="3.8cm">
          <text:p/>
        </draw:line>
        <draw:frame draw:style-name="gr12" draw:text-style-name="P3" draw:layer="layout" svg:width="1.8cm" svg:height="0.569cm" svg:x="-0.1cm" svg:y="3.803cm">
          <draw:text-box>
            <text:p text:style-name="P1"><text:span text:style-name="T1">Odległość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5cm" fo:page-height="4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ciej Stefanczyk</meta:initial-creator>
    <meta:creation-date>2011-03-16T14:05:06</meta:creation-date>
    <dc:date>2011-03-16T14:27:41</dc:date>
    <dc:creator>Maciej Stefanczyk</dc:creator>
    <meta:editing-duration>PT00H07M11S</meta:editing-duration>
    <meta:editing-cycles>1</meta:editing-cycles>
    <meta:document-statistic meta:object-count="39"/>
    <meta:generator>OpenOffice.org/3.2$Unix OpenOffice.org_project/320m12$Build-9483</meta:generator>
  </office:meta>
</office:document-meta>
</file>